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9ae" draw:textarea-horizontal-align="justify" draw:textarea-vertical-align="middle" draw:auto-grow-height="false" fo:min-height="4.75cm" fo:min-width="5.1cm" draw:shadow="visible"/>
    </style:style>
    <style:style style:name="gr2" style:family="graphic" style:parent-style-name="standard">
      <style:graphic-properties draw:fill-color="#add58a" draw:textarea-horizontal-align="justify" draw:textarea-vertical-align="middle" draw:auto-grow-height="false" fo:min-height="3.286cm" fo:min-width="4.592cm" draw:shadow="visib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cm" svg:stroke-color="#ef413d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ef413d" draw:marker-start="Arrow" draw:marker-start-width="0.6cm" draw:marker-end="Arrow" draw:marker-end-width="0.6cm" draw:fill="none" draw:textarea-vertical-align="middle" fo:padding-top="0.175cm" fo:padding-bottom="0.175cm" fo:padding-left="0.3cm" fo:padding-right="0.3cm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9ae"/>
      <style:paragraph-properties fo:text-align="center"/>
    </style:style>
    <style:style style:name="P3" style:family="paragraph">
      <loext:graphic-properties draw:fill-color="#add58a"/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4" draw:id="id4" draw:layer="layout" svg:width="5.6cm" svg:height="5cm" svg:x="0.6cm" svg:y="6.4cm">
          <text:p text:style-name="P1"><text:span text:style-name="T1">MC-ChemDB</text:span></text:p>
          <text:p text:style-name="P1"><text:span text:style-name="T2"/></text:p>
          <text:p text:style-name="P1"><text:span text:style-name="T2">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5.6cm" svg:height="5cm" svg:x="12.9cm" svg:y="6.4cm">
          <text:p text:style-name="P1"><text:span text:style-name="T1">ChemDBPublic</text:span></text:p>
          <text:p text:style-name="P1"><text:span text:style-name="T2"/></text:p>
          <text:p text:style-name="P1"><text:span text:style-name="T2">(samp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7.2cm" svg:height="5cm" svg:x="5.6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4.63cm" svg:height="0.962cm" svg:x="6.896cm" svg:y="2.438cm">
          <draw:text-box>
            <text:p text:style-name="P4"><text:span text:style-name="T1">mc-chemdbui</text:span></text:p>
          </draw:text-box>
        </draw:frame>
        <draw:custom-shape draw:style-name="gr2" draw:text-style-name="P3" xml:id="id3" draw:id="id3" draw:layer="layout" svg:width="7.2cm" svg:height="5cm" svg:x="18.201cm" svg:y="0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3.216cm" svg:height="0.962cm" svg:x="20.396cm" svg:y="2.338cm">
          <draw:text-box>
            <text:p text:style-name="P4"><text:span text:style-name="T1">reactorui</text:span></text:p>
          </draw:text-box>
        </draw:frame>
        <draw:connector draw:style-name="gr4" draw:text-style-name="P6" draw:layer="layout" draw:type="curve" svg:x1="9.2cm" svg:y1="5.5cm" svg:x2="12.9cm" svg:y2="8.9cm" draw:start-shape="id1" draw:start-glue-point="8" draw:end-shape="id2" draw:end-glue-point="3" svg:d="M9200 5500c0 2267 1233 3400 3700 3400" svg:viewBox="0 0 3701 3401">
          <text:p/>
        </draw:connector>
        <draw:connector draw:style-name="gr4" draw:text-style-name="P6" draw:layer="layout" draw:type="curve" svg:x1="18.5cm" svg:y1="8.9cm" svg:x2="21.801cm" svg:y2="5.501cm" draw:start-shape="id2" draw:start-glue-point="1" draw:end-shape="id3" draw:end-glue-point="8" svg:d="M18500 8900c2201 0 3301-1133 3301-3399" svg:viewBox="0 0 3302 3400">
          <text:p/>
        </draw:connector>
        <draw:connector draw:style-name="gr5" draw:text-style-name="P6" draw:layer="layout" draw:type="curve" svg:x1="3.4cm" svg:y1="6.4cm" svg:x2="5.6cm" svg:y2="3cm" draw:start-shape="id4" draw:start-glue-point="0" draw:end-shape="id1" draw:end-glue-point="6" svg:d="M3400 6400c0-2267 733-3400 2200-3400" svg:viewBox="0 0 2201 3401">
          <text:p/>
        </draw:connector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9-12T14:02:04.168810864</meta:creation-date>
    <dc:date>2022-09-12T14:29:12.344879157</dc:date>
    <meta:editing-duration>PT6M17S</meta:editing-duration>
    <meta:editing-cycles>1</meta:editing-cycles>
    <meta:document-statistic meta:object-count="32"/>
    <meta:generator>LibreOffice/6.0.7.3$Linux_X86_64 LibreOffice_project/00m0$Build-3</meta:generator>
  </office:meta>
</office:document-meta>
</file>